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officeooo:rsid="001b7189" officeooo:paragraph-rsid="00160475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paragraph-rsid="00160475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20822a" officeooo:paragraph-rsid="00160475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60475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officeooo:paragraph-rsid="0018e4b9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officeooo:paragraph-rsid="0018e4b9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officeooo:paragraph-rsid="0018e4b9"/>
    </style:style>
    <style:style style:name="P8" style:family="paragraph" style:parent-style-name="Standard" style:list-style-name="L5">
      <style:paragraph-properties fo:line-height="150%" fo:text-align="justify" style:justify-single-word="false"/>
      <style:text-properties officeooo:paragraph-rsid="00160475"/>
    </style:style>
    <style:style style:name="P9" style:family="paragraph" style:parent-style-name="Standard" style:list-style-name="L7">
      <style:paragraph-properties fo:line-height="150%" fo:text-align="justify" style:justify-single-word="false"/>
      <style:text-properties officeooo:paragraph-rsid="00160475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18e4b9" style:font-size-asian="14pt" style:font-size-complex="14pt"/>
    </style:style>
    <style:style style:name="P11" style:family="paragraph" style:parent-style-name="Standard" style:list-style-name="L5">
      <style:paragraph-properties fo:line-height="150%" fo:text-align="justify" style:justify-single-word="false"/>
      <style:text-properties fo:font-size="14pt" officeooo:paragraph-rsid="001adfa1" style:font-size-asian="14pt" style:font-size-complex="14pt"/>
    </style:style>
    <style:style style:name="P12" style:family="paragraph" style:parent-style-name="Standard" style:list-style-name="L6">
      <style:paragraph-properties fo:line-height="150%" fo:text-align="justify" style:justify-single-word="false"/>
      <style:text-properties fo:font-size="14pt" officeooo:paragraph-rsid="001adfa1" style:font-size-asian="14pt" style:font-size-complex="14pt"/>
    </style:style>
    <style:style style:name="P13" style:family="paragraph" style:parent-style-name="Standard" style:list-style-name="L7">
      <style:paragraph-properties fo:line-height="150%" fo:text-align="justify" style:justify-single-word="false"/>
      <style:text-properties fo:font-size="14pt" officeooo:paragraph-rsid="001adfa1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officeooo:rsid="00271144" officeooo:paragraph-rsid="0018e4b9" style:font-size-asian="14pt" style:font-size-complex="14pt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fo:font-size="14pt" officeooo:rsid="00271144" officeooo:paragraph-rsid="0018e4b9" style:font-size-asian="14pt" style:font-size-complex="14pt"/>
    </style:style>
    <style:style style:name="P16" style:family="paragraph" style:parent-style-name="Standard" style:list-style-name="L4">
      <style:paragraph-properties fo:line-height="150%" fo:text-align="justify" style:justify-single-word="false"/>
      <style:text-properties fo:font-size="14pt" officeooo:rsid="00271144" officeooo:paragraph-rsid="0018e4b9" style:font-size-asian="14pt" style:font-size-complex="14pt"/>
    </style:style>
    <style:style style:name="P17" style:family="paragraph" style:parent-style-name="Standard" style:list-style-name="L4">
      <style:paragraph-properties fo:line-height="150%" fo:text-align="justify" style:justify-single-word="false"/>
      <style:text-properties fo:font-size="14pt" officeooo:rsid="00271144" officeooo:paragraph-rsid="0018e895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officeooo:rsid="00271144" officeooo:paragraph-rsid="0018e895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officeooo:rsid="001b7189" officeooo:paragraph-rsid="0018e4b9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font-size="14pt" officeooo:rsid="001b7189" officeooo:paragraph-rsid="0018e4b9" style:font-size-asian="14pt" style:font-size-complex="14pt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fo:font-size="14pt" officeooo:rsid="001b7189" officeooo:paragraph-rsid="0018e4b9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officeooo:rsid="0027a77d" officeooo:paragraph-rsid="0018e4b9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officeooo:rsid="00273d1c" officeooo:paragraph-rsid="0018e4b9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officeooo:rsid="00299011" officeooo:paragraph-rsid="0018e4b9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officeooo:rsid="0020792e" officeooo:paragraph-rsid="00160475" style:font-size-asian="14pt" style:font-size-complex="14pt"/>
    </style:style>
    <style:style style:name="P26" style:family="paragraph" style:parent-style-name="Text_20_body">
      <style:paragraph-properties fo:line-height="150%" fo:text-align="justify" style:justify-single-word="false" fo:orphans="2" fo:widows="2"/>
      <style:text-properties officeooo:paragraph-rsid="00160475"/>
    </style:style>
    <style:style style:name="P27" style:family="paragraph" style:parent-style-name="Heading_20_2">
      <style:text-properties officeooo:paragraph-rsid="0018e4b9"/>
    </style:style>
    <style:style style:name="P28" style:family="paragraph" style:parent-style-name="Title" style:list-style-name="" style:master-page-name="First_20_Page">
      <style:paragraph-properties style:page-number="auto"/>
      <style:text-properties officeooo:paragraph-rsid="0018e4b9"/>
    </style:style>
    <style:style style:name="P29" style:family="paragraph" style:parent-style-name="Heading_20_3">
      <style:text-properties officeooo:paragraph-rsid="0018e4b9"/>
    </style:style>
    <style:style style:name="P30" style:family="paragraph">
      <style:paragraph-properties style:writing-mode="lr-tb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center" style:writing-mode="lr-tb"/>
      <style:text-properties fo:font-size="8pt" style:font-size-asian="8pt" style:font-size-complex="8pt"/>
    </style:style>
    <style:style style:name="P33" style:family="paragraph">
      <style:paragraph-properties fo:text-align="center" style:writing-mode="lr-tb"/>
      <style:text-properties fo:font-size="8.5pt" style:font-size-asian="8.5pt" style:font-size-complex="8.5pt"/>
    </style:style>
    <style:style style:name="P34" style:family="paragraph">
      <style:paragraph-properties fo:text-align="center" style:writing-mode="lr-tb"/>
      <style:text-properties fo:font-size="7pt" style:font-size-asian="7pt" style:font-size-complex="7pt"/>
    </style:style>
    <style:style style:name="P35" style:family="paragraph">
      <style:paragraph-properties fo:text-align="justify" style:writing-mode="lr-tb"/>
    </style:style>
    <style:style style:name="T1" style:family="text">
      <style:text-properties fo:color="#000000" style:font-name="Times New Roman" officeooo:rsid="001b7189" style:font-name-asian="Times New Roman" style:font-name-complex="DejaVu Sans" style:language-complex="zxx" style:country-complex="none"/>
    </style:style>
    <style:style style:name="T2" style:family="text">
      <style:text-properties officeooo:rsid="00160475"/>
    </style:style>
    <style:style style:name="T3" style:family="text">
      <style:text-properties officeooo:rsid="001b7189"/>
    </style:style>
    <style:style style:name="T4" style:family="text">
      <style:text-properties officeooo:rsid="001d7969"/>
    </style:style>
    <style:style style:name="T5" style:family="text">
      <style:text-properties officeooo:rsid="001f2a93"/>
    </style:style>
    <style:style style:name="T6" style:family="text">
      <style:text-properties officeooo:rsid="0020792e"/>
    </style:style>
    <style:style style:name="T7" style:family="text">
      <style:text-properties officeooo:rsid="0020822a"/>
    </style:style>
    <style:style style:name="T8" style:family="text">
      <style:text-properties officeooo:rsid="00498531"/>
    </style:style>
    <style:style style:name="T9" style:family="text">
      <style:text-properties officeooo:rsid="0018e4b9"/>
    </style:style>
    <style:style style:name="T10" style:family="text">
      <style:text-properties fo:font-variant="normal" fo:text-transform="none" fo:color="#000000" style:font-name="Times New Roman1" fo:font-size="14pt" fo:letter-spacing="normal" fo:font-style="normal" fo:font-weight="normal" style:font-name-asian="Times New Roman" style:font-size-asian="14pt" style:font-name-complex="DejaVu Sans" style:font-size-complex="14pt" style:language-complex="zxx" style:country-complex="none"/>
    </style:style>
    <style:style style:name="T11" style:family="text">
      <style:text-properties fo:font-variant="normal" fo:text-transform="none" fo:color="#000000" style:font-name="Times New Roman1" fo:font-size="14pt" fo:letter-spacing="normal" fo:font-style="normal" fo:font-weight="normal" officeooo:rsid="00319157" style:font-name-asian="Times New Roman" style:font-size-asian="14pt" style:font-name-complex="DejaVu Sans" style:font-size-complex="14pt" style:language-complex="zxx" style:country-complex="none"/>
    </style:style>
    <style:style style:name="T12" style:family="text">
      <style:text-properties fo:font-size="14pt"/>
    </style:style>
    <style:style style:name="T13" style:family="text">
      <style:text-properties fo:font-size="14pt" officeooo:rsid="001b7189" style:font-size-asian="14pt" style:font-size-complex="14pt"/>
    </style:style>
    <style:style style:name="T14" style:family="text">
      <style:text-properties fo:font-size="14pt" officeooo:rsid="0023ac43" style:font-size-asian="14pt" style:font-size-complex="14pt"/>
    </style:style>
    <style:style style:name="T15" style:family="text">
      <style:text-properties fo:font-size="14pt" officeooo:rsid="00250f0e" style:font-size-asian="14pt" style:font-size-complex="14pt"/>
    </style:style>
    <style:style style:name="T16" style:family="text">
      <style:text-properties fo:font-size="14pt" officeooo:rsid="00299011" style:font-size-asian="14pt" style:font-size-complex="14pt"/>
    </style:style>
    <style:style style:name="T17" style:family="text">
      <style:text-properties fo:font-size="14pt" officeooo:rsid="0020792e" style:font-size-asian="14pt" style:font-size-complex="14pt"/>
    </style:style>
    <style:style style:name="T18" style:family="text">
      <style:text-properties fo:font-size="14pt" officeooo:rsid="001f2a93" style:font-size-asian="14pt" style:font-size-complex="14pt"/>
    </style:style>
    <style:style style:name="T19" style:family="text">
      <style:text-properties fo:font-size="14pt" officeooo:rsid="001adfa1" style:font-size-asian="14pt" style:font-size-complex="14pt"/>
    </style:style>
    <style:style style:name="T20" style:family="text">
      <style:text-properties style:font-size-asian="14pt"/>
    </style:style>
    <style:style style:name="T21" style:family="text">
      <style:text-properties style:font-size-complex="14pt"/>
    </style:style>
    <style:style style:name="T22" style:family="text">
      <style:text-properties officeooo:rsid="0023ac43"/>
    </style:style>
    <style:style style:name="T23" style:family="text">
      <style:text-properties officeooo:rsid="00250f0e"/>
    </style:style>
    <style:style style:name="T24" style:family="text">
      <style:text-properties officeooo:rsid="00271144"/>
    </style:style>
    <style:style style:name="T25" style:family="text">
      <style:text-properties officeooo:rsid="0026abd7"/>
    </style:style>
    <style:style style:name="T26" style:family="text">
      <style:text-properties officeooo:rsid="00273d1c"/>
    </style:style>
    <style:style style:name="T27" style:family="text">
      <style:text-properties officeooo:rsid="0027a77d"/>
    </style:style>
    <style:style style:name="T28" style:family="text">
      <style:text-properties officeooo:rsid="00326a19"/>
    </style:style>
    <style:style style:name="T29" style:family="text">
      <style:text-properties officeooo:rsid="00299011"/>
    </style:style>
    <style:style style:name="T30" style:family="text">
      <style:text-properties officeooo:rsid="002aa044"/>
    </style:style>
    <style:style style:name="T31" style:family="text">
      <style:text-properties officeooo:rsid="001adfa1"/>
    </style:style>
    <style:style style:name="T32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3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34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3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3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3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39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28" text:outline-level="1"><text:span text:style-name="T2">1</text:span> <text:span text:style-name="T2">Анализ состояния вопроса.</text:span></text:h>
      <text:h text:style-name="P27" text:outline-level="2"><text:span text:style-name="T9">Описание предметной области</text:span></text:h>
      <text:p text:style-name="P4"><text:tab/><text:span text:style-name="T13">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.</text:span></text:p>
      <text:p text:style-name="P1"><text:tab/>Не смотря на то, что в реальном мире существует огромное количество различных объектов, значительный интерес представляет разработка программного обеспечения обнаружения более узкого класса объектов - лиц человека. Конкретным практическим применением программного обеспечения распознавания лиц могут быть: системы автоматического учета числа посетителей; системы пропускного контроля в учреждениях, аэропортах и метро; автоматические системы предотвращения несчастных случаев; интеллектуальные интерфейсы «человек-компьютер». </text:p>
      <text:p text:style-name="P2"><text:span text:style-name="T3"><text:tab/></text:span><text:span text:style-name="T4">Задача обнаружения лица на изображении является ключевой при решении задач распознавания, автоматического слежения за передвигающимся в поле камеры субъектом, распознавание человеческих эмоций по выражению лица.</text:span></text:p>
      <text:p text:style-name="P2"><text:tab/><text:span text:style-name="T4">Задача обнаружения лица на изображении является более чем простой для </text:span><text:span text:style-name="T5">человеческого зрения, однако при попытке построения автоматической системы <text:s/>обнаружения лиц приходится столкнуться со следующими сложностями:</text:span></text:p>
      <text:list xml:id="list1900070240" text:style-name="L7">
        <text:list-item>
          <text:p text:style-name="P9"><text:span text:style-name="T18">Сильно варьирующийся внешний вид лица у разных людей;</text:span></text:p>
        </text:list-item>
        <text:list-item>
          <text:p text:style-name="P13"><text:span text:style-name="T5">Даже относительно небольшое изменение ориентации лица относительно камеры влечет за собой серьезное изменение изображения лица;</text:span></text:p>
        </text:list-item>
        <text:list-item>
          <text:p text:style-name="P13"><text:span text:style-name="T5">Возможное присутствие индивидуальных особенностей (усы, бороды, </text:span><text:soft-page-break/><text:span text:style-name="T5">очки, морщины и т. д.) существенно усложняет автоматическое распознавание;</text:span></text:p>
        </text:list-item>
        <text:list-item>
          <text:p text:style-name="P13"><text:span text:style-name="T5">Изменение выражения лица может сильно сказаться на том, как лицо выглядит на изображении;</text:span></text:p>
        </text:list-item>
        <text:list-item>
          <text:p text:style-name="P13"><text:span text:style-name="T5">Часть лица может быть не видима (закрыта другими предметами) на изображении;</text:span></text:p>
        </text:list-item>
        <text:list-item>
          <text:p text:style-name="P13"><text:span text:style-name="T5">Условия съемки (освещение, цветовой баланс камеры, искажения изображения, привносимые оптикой системы, качество изображения) в значительной степени влияют на получившееся изображение лица.</text:span></text:p>
        </text:list-item>
      </text:list>
      <text:p text:style-name="P2"><text:span text:style-name="T5"><text:tab/></text:span><text:span text:style-name="T6">На первый взгляд кажется, что распознавание лиц применимо лишь в следующих областях:</text:span></text:p>
      <text:list xml:id="list1298488005" text:style-name="L5">
        <text:list-item>
          <text:p text:style-name="P8"><text:span text:style-name="T17">Охранные системы</text:span><text:span text:style-name="T19">;</text:span></text:p>
        </text:list-item>
        <text:list-item>
          <text:p text:style-name="P11"><text:span text:style-name="T6">Криминалистика;</text:span></text:p>
        </text:list-item>
        <text:list-item>
          <text:p text:style-name="P11"><text:span text:style-name="T6">Компьютерная графика.</text:span></text:p>
        </text:list-item>
      </text:list>
      <text:p text:style-name="P25"><text:tab/>На самом деле спектр применения этих алгоритмов намного шире:</text:p>
      <text:list xml:id="list564726712" text:style-name="L6">
        <text:list-item>
          <text:p text:style-name="P12"><text:span text:style-name="T7">Взаимодействие человек-компьютер;</text:span></text:p>
        </text:list-item>
        <text:list-item>
          <text:p text:style-name="P12"><text:span text:style-name="T7">Виртуальная реальность, компьютерные игры;</text:span></text:p>
        </text:list-item>
        <text:list-item>
          <text:p text:style-name="P12"><text:span text:style-name="T7">Водительские права, паспорт;</text:span></text:p>
        </text:list-item>
        <text:list-item>
          <text:p text:style-name="P12"><text:span text:style-name="T7">Контроль над им</text:span><text:span text:style-name="T8">м</text:span><text:span text:style-name="T7">играцией;</text:span></text:p>
        </text:list-item>
        <text:list-item>
          <text:p text:style-name="P12"><text:span text:style-name="T7">Персонализация бытовых устройств;</text:span></text:p>
        </text:list-item>
        <text:list-item>
          <text:p text:style-name="P12"><text:span text:style-name="T7">Шифрование данных;</text:span></text:p>
        </text:list-item>
        <text:list-item>
          <text:p text:style-name="P12"><text:span text:style-name="T7">Электронная </text:span><text:span text:style-name="T8">коммерция;</text:span></text:p>
        </text:list-item>
        <text:list-item>
          <text:p text:style-name="P12"><text:span text:style-name="T7">Криминалистика.</text:span></text:p>
        </text:list-item>
      </text:list>
      <text:p text:style-name="P2"><text:span text:style-name="T3"><text:tab/></text:span><text:span text:style-name="T7">Все выше сказанное делает актуальной задачу распознавания лиц.</text:span></text:p>
      <text:p text:style-name="P3"><text:tab/>Как известно, большую часть информации об окружающем мире человек получает с помощью зрения. Современные же компьютеры практически полностью лишены зрения. Связано это прежде всего со сложностью обработки зрительной информации. У человека этим занимается самый большой участок <text:soft-page-break/>коры мозга и сетчатка глаза, которая, собственно говоря, тоже представляет собой часть мозга, вынесенную на периферию. С компьютерами самого недавнего прошлого нечего было и мечтать о создании искусственной зрительной системы. Но сейчас мощностей современных компьютеров уже хватает для решения хотя бы части задач анализа зрительной информации. Стремительно развивается производство сравнительно дешевых специализированных компьютерных видеокамер. В то же время вводимые ими изображения используются только для передачи через интернет. В связи с этим становится актуальной задача разработки программных средств, которые могли бы обрабатывать вводимые изображения и анализировать содержащуюся в них визуальную информацию. Одна из задач такого рода – определение личности работающего за компьютером человека.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.</text:p>
      <text:p text:style-name="P26"><text:span text:style-name="T10"><text:tab/>Большинство </text:span><text:span text:style-name="T11">программ </text:span><text:span text:style-name="T10">распознавания лиц предполагают, что положение лица в кадре известно или же оно легко выделяется на окружающем фоне. Однако во многих случаях это далеко не так. Вообще говоря, этап определения наличия и положения лица в кадре так или иначе обязательно должен быть пройден перед выполнением собственно распознавания. Поэтому проблема обнаружения и локализации лица на изображении является весьма актуальной и имеет самостоятельное значение.</text:span></text:p>
      <text:h text:style-name="P27" text:outline-level="2"><text:span text:style-name="T9">Анализ аналогов и прототипов</text:span></text:h>
      <text:p text:style-name="P19"><text:tab/>Программа «<text:span text:style-name="T22">авторизация</text:span>» позволит по произвольному изображению на входе <text:span text:style-name="T22">видеокамеры:</text:span></text:p>
      <text:list xml:id="list153580225" text:style-name="L1">
        <text:list-item>
          <text:p text:style-name="P5"><text:span text:style-name="T14">О</text:span><text:span text:style-name="T13">пределить имеются ли на этом изображении лиц</text:span><text:span text:style-name="T14">о</text:span><text:span text:style-name="T13">, и если да, то указать, где находится лицо и каковы его размеры;</text:span></text:p>
        </text:list-item>
        <text:list-item>
          <text:p text:style-name="P20"><text:span text:style-name="T22">Определить личность работающего за компьютером человека;</text:span></text:p>
        </text:list-item>
        <text:list-item>
          <text:p text:style-name="P20"><text:span text:style-name="T23">Предоставлять управление компьютером только после успешного </text:span><text:soft-page-break/><text:span text:style-name="T23">распознавания лица.</text:span></text:p>
        </text:list-item>
      </text:list>
      <text:p text:style-name="P19"><text:s/><text:tab/>Программа имеет следующие особенности:</text:p>
      <text:list xml:id="list1457232082" text:style-name="L2">
        <text:list-item>
          <text:p text:style-name="P6"><text:span text:style-name="T13">Обнаружение </text:span><text:span text:style-name="T15">и распознавание </text:span><text:span text:style-name="T13">лиц различных по размеру;</text:span></text:p>
        </text:list-item>
        <text:list-item>
          <text:p text:style-name="P21">Обнаружение <text:span text:style-name="T23">и распознавание </text:span>лиц в разных условиях освещенности, определяющимися типом, количеством и направлением источников света;</text:p>
        </text:list-item>
        <text:list-item>
          <text:p text:style-name="P21">Обнаружение <text:span text:style-name="T23">и распознавание </text:span>лиц в произвольных положениях и наклонах.</text:p>
        </text:list-item>
      </text:list>
      <text:p text:style-name="P10"><text:span text:style-name="T3"><text:tab/></text:span><text:span text:style-name="T24">Lenovo </text:span><text:span text:style-name="T25">VeriFace — это программное обеспечение для распознавания лица. Вместо ввода пароля, VeriFace предлагает пользователям, пройти проверку на соответствие индивидуальных особенностей лица с фотографиями, полученными ранее с веб-камеры, с матрицы 1,3 мегапикселя. </text:span><text:span text:style-name="T24">VeriFace включена во все новые ноутбуки IdeaPad, но ее использование </text:span><text:span text:style-name="T3">небе</text:span><text:span text:style-name="T24">зопасно.</text:span></text:p>
      <text:p text:style-name="P14"><text:span text:style-name="T9"><text:tab/>Toshiba Face Recognition. Программа создает эталонный образ лица, по которому в последующем будет сверяться. В Toshiba Face Recognition необходимо произвести целую процедуру поворачивания головы влево-вправо, вверх-вниз, причем создание эталонного образа может завершиться неудачей, так как программа может посчитать ваши действия были некорректны и вас попросят еще раз повторить процедуру. После создания эталонных снимков, будет предложено сделать ассоциацию с пользователем. Стоит отметить, что Toshiba Face Recognition распознает лица очень медленно.</text:span></text:p>
      <text:h text:style-name="P27" text:outline-level="2"><text:span text:style-name="T9">Перечень задач, подлежащих решению в процессе разработки</text:span></text:h>
      <text:p text:style-name="P23"><text:tab/>Программный комплекс должен обладать следующими возможностями:</text:p>
      <text:p text:style-name="P23"><text:tab/>а) Классификация <text:span text:style-name="T9">входных изображений на </text:span>лиц<text:span text:style-name="T9">а</text:span> и не лиц<text:span text:style-name="T9">а;</text:span></text:p>
      <text:p text:style-name="P23"><text:tab/>б) Обнаружение лица на изображении, полученном с веб<text:span text:style-name="T8">-</text:span>камеры;</text:p>
      <text:p text:style-name="P23"><text:tab/>в) <text:s/>Сбор базы лиц определенного человека;</text:p>
      <text:p text:style-name="P10"><text:span text:style-name="T26"><text:tab/></text:span><text:span text:style-name="T27">г</text:span><text:span text:style-name="T26">) Обучение нейронной сети для распознавания лица определенного <text:s/><text:tab/>человека;</text:span></text:p>
      <text:p text:style-name="P10"><text:soft-page-break/><text:span text:style-name="T26"><text:tab/></text:span><text:span text:style-name="T27">д</text:span><text:span text:style-name="T26">) <text:s/></text:span><text:span text:style-name="T27">Авторизация пользователя по снимку лица.</text:span></text:p>
      <text:h text:style-name="P27" text:outline-level="2"><text:span text:style-name="T9">Постановка задачи</text:span></text:h>
      <text:h text:style-name="P29" text:outline-level="3"><text:span text:style-name="T9">Назначение и область применения</text:span></text:h>
      <text:p text:style-name="P22"><text:span text:style-name="T9"><text:tab/>Программа предназначена для определения присутствия человека перед компьютером </text:span><text:span text:style-name="T28">и</text:span><text:span text:style-name="T9"> определения его личности с помощью сверточных нейронных сетей.</text:span></text:p>
      <text:h text:style-name="P27" text:outline-level="2"><text:span text:style-name="T9">Требования к программе и программному изделию</text:span></text:h>
      <text:h text:style-name="P29" text:outline-level="3"><text:span text:style-name="T9">Требования к составу и параметрам технических средств</text:span></text:h>
      <text:p text:style-name="P24"><text:tab/>ПО должно функционировать на IBM совместимых персональных компьютерах имеющих следующую конфигурацию:</text:p>
      <text:list xml:id="list514099923" text:style-name="L3">
        <text:list-item>
          <text:p text:style-name="P7"><text:span text:style-name="T16">Процессор Pentium 3 — 1.3 Ghz;</text:span></text:p>
        </text:list-item>
        <text:list-item>
          <text:p text:style-name="P15"><text:span text:style-name="T29">ОЗУ 256 МB;</text:span></text:p>
        </text:list-item>
        <text:list-item>
          <text:p text:style-name="P15"><text:span text:style-name="T29">Видео: поддержка разрешения 1024х768;</text:span></text:p>
        </text:list-item>
        <text:list-item>
          <text:p text:style-name="P15"><text:span text:style-name="T29">Монитор совместимый с данной видео картой;</text:span></text:p>
        </text:list-item>
        <text:list-item>
          <text:p text:style-name="P15"><text:span text:style-name="T29">Клавиатура;</text:span></text:p>
        </text:list-item>
        <text:list-item>
          <text:p text:style-name="P15"><text:span text:style-name="T29">Мышь;</text:span></text:p>
        </text:list-item>
        <text:list-item>
          <text:p text:style-name="P15"><text:span text:style-name="T29">Веб-камера.</text:span></text:p>
        </text:list-item>
      </text:list>
      <text:h text:style-name="P29" text:outline-level="3"><text:span text:style-name="T9">Требования к информационной и программной совместимости</text:span></text:h>
      <text:p text:style-name="P14"><text:span text:style-name="T29"><text:tab/>ПО должно работать под управлением ОС семейства Unix (OpenSuse, Debian, Ubuntu, Mandriva, FreeBSD</text:span><text:span text:style-name="T9">, OpenBSD, NetBSD</text:span><text:span text:style-name="T29">)</text:span><text:span text:style-name="T30">.</text:span></text:p>
      <text:h text:style-name="P29" text:outline-level="3"><text:span text:style-name="T9">Требования к программной документации</text:span></text:h>
      <text:list xml:id="list1875580181" text:style-name="L4">
        <text:list-item>
          <text:p text:style-name="P16"><text:span text:style-name="T30">Разрабатываемые программные модули должны быть: самодокументированы, тексты программ должны содержать все необходимые комментарии;</text:span></text:p>
        </text:list-item>
        <text:list-item>
          <text:p text:style-name="P16"><text:span text:style-name="T30">Программная система должна включать справочную информацию о </text:span><text:soft-page-break/><text:span text:style-name="T30">работе и подсказке пользователю;</text:span></text:p>
        </text:list-item>
        <text:list-item>
          <text:p text:style-name="P17"><text:span text:style-name="T30">В состав <text:s/></text:span><text:span text:style-name="T31">сопровождающей </text:span><text:span text:style-name="T30">документации должно входить руководство пользователя.</text:span></text:p>
        </text:list-item>
      </text:list>
      <text:p text:style-name="P18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Arial" fo:font-size="18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start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5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2cm" svg:x2="0.614cm" svg:y2="27.013cm"><text:p/></draw:line><draw:line draw:style-name="Mgr3" draw:text-style-name="MP2" svg:x1="-0.379cm" svg:y1="25.529cm" svg:x2="17.893cm" svg:y2="25.529cm"><text:p/></draw:line><draw:line draw:style-name="Mgr3" draw:text-style-name="MP2" svg:x1="1.612cm" svg:y1="25.542cm" svg:x2="1.614cm" svg:y2="27.013cm"><text:p/></draw:line><draw:line draw:style-name="Mgr3" draw:text-style-name="MP2" svg:x1="4.112cm" svg:y1="25.542cm" svg:x2="4.114cm" svg:y2="27.013cm"><text:p/></draw:line><draw:line draw:style-name="Mgr3" draw:text-style-name="MP2" svg:x1="5.611cm" svg:y1="25.558cm" svg:x2="5.613cm" svg:y2="27.015cm"><text:p/></draw:line><draw:line draw:style-name="Mgr3" draw:text-style-name="MP2" svg:x1="6.613cm" svg:y1="25.542cm" svg:x2="6.615cm" svg:y2="26.999cm"><text:p/></draw:line><draw:line draw:style-name="Mgr3" draw:text-style-name="MP2" svg:x1="16.912cm" svg:y1="25.542cm" svg:x2="16.916cm" svg:y2="27.013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6cm" svg:x2="17.904cm" svg:y2="26.036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Анализ состояния вопроса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Анализ состояния вопроса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8T00:22:05</dc:date>
    <meta:editing-duration>PT05H19M22S</meta:editing-duration>
    <meta:editing-cycles>108</meta:editing-cycles>
    <meta:document-statistic meta:table-count="0" meta:image-count="0" meta:object-count="0" meta:page-count="6" meta:paragraph-count="65" meta:word-count="905" meta:character-count="7091"/>
    <meta:user-defined meta:name="Поле 1"/>
    <meta:user-defined meta:name="Поле 2"/>
    <meta:user-defined meta:name="Поле 3"/>
    <meta:user-defined meta:name="Поле 4"/>
  </office:meta>
</office:document-meta>
</file>